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TL</text:p>
          </table:table-cell>
        </table:table-row>
        <table:table-row table:style-name="ro1">
          <table:table-cell office:value-type="string" calcext:value-type="string">
            <text:p><text:a xlink:href="http://www.dev-testdns.local/" xlink:type="simple">www.dev-testdns.local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.168.14.20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string" calcext:value-type="string">
            <text:p>api.dev-testdns.loc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.168.14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3">
          <table:table-cell office:value-type="string" calcext:value-type="string">
            <text:p>mail.dev-testdns.loc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2.168.14.2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lias.dev-testdns.local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<text:a xlink:href="http://www.dev-testdns.local/" xlink:type="simple">www.dev-testdns.local</text:a>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blog.dev-testdns.local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<text:a xlink:href="http://www.dev-testdns.local/" xlink:type="simple">www.dev-testdns.local</text:a></text:p>
          </table:table-cell>
          <table:table-cell office:value-type="float" office:value="3600" calcext:value-type="float">
            <text:p>3600</text:p>
          </table:table-cell>
        </table:table-row>
        <table:table-row table:style-name="ro4">
          <table:table-cell office:value-type="string" calcext:value-type="string">
            <text:p>smtp.dev-testdns.local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mail.dev-testdns.local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20.14.168.192.in-addr.arpa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<text:a xlink:href="http://www.dev-testdns.local/" xlink:type="simple">www.dev-testdns.local</text:a></text:p>
          </table:table-cell>
          <table:table-cell office:value-type="float" office:value="3600" calcext:value-type="float">
            <text:p>3600</text:p>
          </table:table-cell>
        </table:table-row>
        <table:table-row table:style-name="ro5">
          <table:table-cell office:value-type="string" calcext:value-type="string">
            <text:p>21.14.168.192.in-addr.arpa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api.dev-testdns.local</text:p>
          </table:table-cell>
          <table:table-cell office:value-type="float" office:value="3600" calcext:value-type="float">
            <text:p>3600</text:p>
          </table:table-cell>
        </table:table-row>
        <table:table-row table:style-name="ro5">
          <table:table-cell office:value-type="string" calcext:value-type="string">
            <text:p>22.14.168.192.in-addr.arpa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mail.dev-testdns.local</text:p>
          </table:table-cell>
          <table:table-cell office:value-type="float" office:value="3600" calcext:value-type="float">
            <text:p>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3:08:55.946950774</meta:creation-date>
    <dc:date>2025-03-21T13:15:32.467629136</dc:date>
    <meta:editing-duration>PT6M37S</meta:editing-duration>
    <meta:editing-cycles>1</meta:editing-cycles>
    <meta:document-statistic meta:table-count="1" meta:cell-count="40" meta:object-count="0"/>
    <meta:generator>LibreOffice/24.2.7.2$Linux_X86_64 LibreOffice_project/420$Build-2</meta:generator>
  </office:meta>
</office:document-meta>
</file>